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dfad" officeooo:paragraph-rsid="000ddfa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5ad7" officeooo:paragraph-rsid="00135ad7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5ad7" officeooo:paragraph-rsid="00135ad7" fo:background-color="transparen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35ad7"/>
    </style:style>
    <style:style style:name="P5" style:family="paragraph" style:parent-style-name="Standard">
      <style:paragraph-properties fo:text-align="start" style:justify-single-word="false"/>
      <style:text-properties officeooo:paragraph-rsid="00135ad7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35ad7" fo:background-color="#ffff00" loext:char-shading-value="0"/>
    </style:style>
    <style:style style:name="T4" style:family="text">
      <style:text-properties officeooo:rsid="00168e96" fo:background-color="#ffff00" loext:char-shading-value="0"/>
    </style:style>
    <style:style style:name="T5" style:family="text">
      <style:text-properties officeooo:rsid="00168e96"/>
    </style:style>
    <style:style style:name="T6" style:family="text">
      <style:text-properties fo:font-weight="normal" officeooo:rsid="00135ad7" fo:background-color="transparent" loext:char-shading-value="0" style:font-weight-asian="normal" style:font-weight-complex="normal"/>
    </style:style>
    <style:style style:name="T7" style:family="text">
      <style:text-properties fo:font-weight="normal" officeooo:rsid="00168e96" fo:background-color="transparent" loext:char-shading-value="0" style:font-weight-asian="normal" style:font-weight-complex="normal"/>
    </style:style>
    <style:style style:name="T8" style:family="text">
      <style:text-properties fo:font-weight="normal" officeooo:rsid="001a6535" fo:background-color="transparent" loext:char-shading-value="0" style:font-weight-asian="normal" style:font-weight-complex="normal"/>
    </style:style>
    <style:style style:name="T9" style:family="text">
      <style:text-properties fo:font-weight="normal" officeooo:rsid="001a6535" fo:background-color="#ffff00" loext:char-shading-value="0" style:font-weight-asian="normal" style:font-weight-complex="normal"/>
    </style:style>
    <style:style style:name="T10" style:family="text">
      <style:text-properties fo:font-weight="normal" officeooo:rsid="00168e96" fo:background-color="#ffff00" loext:char-shading-value="0" style:font-weight-asian="normal" style:font-weight-complex="normal"/>
    </style:style>
    <style:style style:name="T11" style:family="text">
      <style:text-properties fo:font-weight="normal" officeooo:rsid="00168e96" style:font-weight-asian="normal" style:font-weight-complex="normal"/>
    </style:style>
    <style:style style:name="T12" style:family="text">
      <style:text-properties fo:font-weight="normal" officeooo:rsid="00168e96" style:font-weight-asian="normal" style:font-weight-complex="normal"/>
    </style:style>
    <style:style style:name="T13" style:family="text">
      <style:text-properties fo:font-weight="normal" officeooo:rsid="001a6535" style:font-weight-asian="normal" style:font-weight-complex="normal"/>
    </style:style>
    <style:style style:name="T14" style:family="text">
      <style:text-properties fo:font-weight="normal" officeooo:rsid="001a6535" style:font-weight-asian="normal" style:font-weight-complex="normal"/>
    </style:style>
    <style:style style:name="T15" style:family="text">
      <style:text-properties fo:font-weight="normal" officeooo:rsid="00135ad7" style:font-weight-asian="normal" style:font-weight-complex="normal"/>
    </style:style>
    <style:style style:name="T16" style:family="text">
      <style:text-properties fo:font-weight="normal" officeooo:rsid="00135ad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. 7</text:p>
      <text:p text:style-name="Standard">1. C++ programmers refer to a type you define as an ADT, or an ___________ .</text:p>
      <text:p text:style-name="Standard"><text:tab/><text:span text:style-name="T2">a. abstract data type</text:span></text:p>
      <text:p text:style-name="Standard">2. You have defined a class named Invoice that contains two non-static private fields,</text:p>
      <text:p text:style-name="Standard">invoiceNumber and amount . When you write a main() function and declare one</text:p>
      <text:p text:style-name="Standard">Invoice object named anInvoice , you can display the object’s amount field with the</text:p>
      <text:p text:style-name="Standard">statement ___________ .</text:p>
      <text:p text:style-name="Standard"><text:tab/>d. <text:span text:style-name="T2">None of the above</text:span></text:p>
      <text:p text:style-name="Standard">3. You have defined a class named Invoice that contains two non-static private fields,</text:p>
      <text:p text:style-name="Standard">invoiceNumber and amount . The class also contains a non-static public function that</text:p>
      <text:p text:style-name="Standard">displays the amount; the function’s prototype is void showAmount(); . When you write</text:p>
      <text:p text:style-name="Standard">a main() function and declare one Invoice object named anInvoice , you can display</text:p>
      <text:p text:style-name="Standard">the object’s amount field with the statement ___________ .</text:p>
      <text:p text:style-name="Standard"><text:tab/><text:span text:style-name="T2">c. cout &lt;&lt; anInvoice.showAmount();</text:span></text:p>
      <text:p text:style-name="Standard">4. When you encapsulate class components, you ___________ them.</text:p>
      <text:p text:style-name="Standard"><text:tab/><text:span text:style-name="T2">b. hide</text:span></text:p>
      <text:p text:style-name="Standard">5. The word interface is most closely associated with ___________ .</text:p>
      <text:p text:style-name="Standard"><text:tab/><text:span text:style-name="T2">a. prototypes of public functions in classes</text:span></text:p>
      <text:p text:style-name="Standard">6. You create a class in two sections called ___________ .</text:p>
      <text:p text:style-name="Standard"><text:tab/><text:span text:style-name="T2">a. declaration and implementation</text:span></text:p>
      <text:p text:style-name="Standard">7. A class named Apartment contains a non-static public function named showRent() that</text:p>
      <text:p text:style-name="Standard">neither takes nor receives arguments. The correct function header for the showRent()</text:p>
      <text:p text:style-name="Standard">function is ___________ .</text:p>
      <text:p text:style-name="Standard"><text:tab/><text:span text:style-name="T2">c. void Apartment::showRent()</text:span></text:p>
      <text:p text:style-name="Standard">8. The operator you use in a function header that ties a function name to a class is</text:p>
      <text:p text:style-name="Standard">the ___________ operator.</text:p>
      <text:p text:style-name="Standard"><text:tab/><text:span text:style-name="T2">c. scope resolution</text:span></text:p>
      <text:p text:style-name="Standard">9. A technique that programmers use to provide object encapsulation is to usually make</text:p>
      <text:p text:style-name="Standard">objects’ data ___________ .</text:p>
      <text:p text:style-name="Standard"><text:tab/><text:span text:style-name="T2">b. polymorphic</text:span></text:p>
      <text:p text:style-name="Standard">10. The most common arrangement for a class is that ___________ .</text:p>
      <text:p text:style-name="Standard"><text:tab/>d. data members are not public and functions are</text:p>
      <text:p text:style-name="Standard">11. You control how data is stored in classes by using ___________ .</text:p>
      <text:p text:style-name="Standard"><text:tab/><text:span text:style-name="T2">d. private methods that clients cannot access</text:span></text:p>
      <text:p text:style-name="Standard">12. Which is true?</text:p>
      <text:p text:style-name="Standard"><text:tab/>c. <text:span text:style-name="T2">Most functions in classes are public.</text:span></text:p>
      <text:p text:style-name="Standard">13. A program that uses a class is known as the class’s ___________ .</text:p>
      <text:p text:style-name="Standard"><text:tab/><text:span text:style-name="T2">d. client</text:span></text:p>
      <text:p text:style-name="Standard">14. You create a class named Car with private non-static data fields named year , make , and</text:p>
      <text:p text:style-name="Standard">price . The Car class contains a public non-static function named setYear() whose</text:p>
      <text:p text:style-name="Standard">header is void Car::setYear(int year) . Within this function, which statement</text:p>
      <text:p text:style-name="Standard">correctly sets an object’s field to the value of the parameter?</text:p>
      <text:p text:style-name="Standard"><text:tab/>b. <text:span text:style-name="T2">Car::year = year; </text:span><text:span text:style-name="T3">(A may work, but it’s too ambiguous and it’s best to go with B)</text:span></text:p>
      <text:p text:style-name="Standard">15. You create a class named Car with private non-static data fields named year , make , and</text:p>
      <text:p text:style-name="Standard">price . The Car class contains a public non-static function named setMake() whose</text:p>
      <text:p text:style-name="Standard">header is void Car::setMake(string carMake) . Within this function, which</text:p>
      <text:p text:style-name="Standard">statement correctly sets an object’s field to the value of the parameter?</text:p>
      <text:p text:style-name="Standard">d. <text:span text:style-name="T2">Two of the above are correct.</text:span></text:p>
      <text:p text:style-name="Standard"><text:span text:style-name="T2"/></text:p>
      <text:p text:style-name="P2"><text:soft-page-break/>Ch. 8</text:p>
      <text:p text:style-name="P3">1. Which of the following is not a classification of class member functions?</text:p>
      <text:p text:style-name="P3"><text:tab/><text:span text:style-name="T1">b. detective functions</text:span></text:p>
      <text:p text:style-name="P3">2. A ___________ is called automatically each time an object is created.</text:p>
      <text:p text:style-name="P3"><text:tab/><text:span text:style-name="T1">c. constructor</text:span></text:p>
      <text:p text:style-name="P3">3. Which of the following is equivalent to double money = 4.56; ?</text:p>
      <text:p text:style-name="P3"><text:tab/><text:span text:style-name="T1">d. float money = 4.56; </text:span><text:span text:style-name="T4">(but at half the accuracy, though)</text:span></text:p>
      <text:p text:style-name="P3">4. A class named Carpet contains three data fields, int length , i nt width , and double</text:p>
      <text:p text:style-name="P3">price . A program declares Carpet myRug(129.95); . You know that ___________ .</text:p>
      <text:p text:style-name="P5"><text:span text:style-name="T15"><text:tab/>c. the price is 129.95 </text:span><text:span text:style-name="T11">(only because it’s a double value, otherwise we really don’t know without looking at the constructor)</text:span></text:p>
      <text:p text:style-name="P4"><text:span text:style-name="T7">5. The most common use of constructors is to ___________ .</text:span></text:p>
      <text:p text:style-name="P4"><text:span text:style-name="T7"><text:tab/></text:span><text:span text:style-name="T10">a. initialize data fields</text:span></text:p>
      <text:p text:style-name="P4"><text:span text:style-name="T7">6. Which of the following is a legal constructor definition for a class named Table ?</text:span></text:p>
      <text:p text:style-name="P4"><text:span text:style-name="T7"><text:tab/>a. </text:span><text:span text:style-name="T10">Table();</text:span></text:p>
      <text:p text:style-name="P4"><text:span text:style-name="T7">7. A constructor that requires no arguments is an example of a ___________ constructor.</text:span></text:p>
      <text:p text:style-name="P4"><text:span text:style-name="T7"><text:tab/></text:span><text:span text:style-name="T10">b. default</text:span></text:p>
      <text:p text:style-name="P4"><text:span text:style-name="T7">8. A constructor is defined as LightBulb(int = 60); . The parameter is assigned to a</text:span></text:p>
      <text:p text:style-name="P4"><text:span text:style-name="T7">field named watts . When you define an object as LightBulb oneBulb(90); , the watts</text:span></text:p>
      <text:p text:style-name="P4"><text:span text:style-name="T7">variable will be set to ___________ .</text:span></text:p>
      <text:p text:style-name="P4"><text:span text:style-name="T7"><text:tab/>c. </text:span><text:span text:style-name="T10">90</text:span></text:p>
      <text:p text:style-name="P4"><text:span text:style-name="T7">9. A constructor is defined as Computer(int = 512, int = 2, double = 1000.00); .</text:span></text:p>
      <text:p text:style-name="P4"><text:span text:style-name="T7">Which of the following is a legal statement that uses the constructor?</text:span></text:p>
      <text:p text:style-name="P4"><text:span text:style-name="T7"><text:tab/>a. </text:span><text:span text:style-name="T10">Computer myMachine(128);</text:span></text:p>
      <text:p text:style-name="P4"><text:span text:style-name="T7">10. When you want to override one of four constructor default values for an object you are</text:span></text:p>
      <text:p text:style-name="P4"><text:span text:style-name="T7">instantiating, you also must ___________ .</text:span></text:p>
      <text:p text:style-name="P4"><text:span text:style-name="T7"><text:tab/></text:span><text:span text:style-name="T10">d. not override any other parameters in the constructor</text:span></text:p>
      <text:p text:style-name="P4"><text:span text:style-name="T7">11. A constructor has been defined as Painting(string = "oil", int = 0); . The</text:span></text:p>
      <text:p text:style-name="P4"><text:span text:style-name="T7">first argument is used to set the Painting ’s medium and the second sets the price.</text:span></text:p>
      <text:p text:style-name="P4"><text:span text:style-name="T7">Which of the following can you use to declare an oil Painting valued at $2000?</text:span></text:p>
      <text:p text:style-name="P4"><text:span text:style-name="T7"><text:tab/>b. </text:span><text:span text:style-name="T10">Painting myArtWork("oil", 2000);</text:span></text:p>
      <text:p text:style-name="P4"><text:span text:style-name="T7">12. A constructor has been defined as Painting(string = "oil", int = 0); .</text:span></text:p>
      <text:p text:style-name="P4"><text:span text:style-name="T7">Which of the following can you use to declare an oil Painting valued at $0?</text:span></text:p>
      <text:p text:style-name="P4"><text:span text:style-name="T7"><text:tab/>a. </text:span><text:span text:style-name="T10">Painting myArtWork;</text:span></text:p>
      <text:p text:style-name="P4"><text:span text:style-name="T7">13. Whenever a class contains two constructors, the constructors are ___________ .</text:span></text:p>
      <text:p text:style-name="P4"><text:span text:style-name="T7"><text:tab/></text:span><text:span text:style-name="T10">c. overloaded</text:span></text:p>
      <text:p text:style-name="P4"><text:span text:style-name="T7">14. A constructor has been defined as FlowerSeed(int = 7); . Which of the following</text:span></text:p>
      <text:p text:style-name="P4"><text:span text:style-name="T7">constructors could coexist with the defined constructor without any possible</text:span></text:p>
      <text:p text:style-name="P4"><text:span text:style-name="T7">ambiguity?</text:span></text:p>
      <text:p text:style-name="P4"><text:span text:style-name="T7"><text:tab/></text:span><text:span text:style-name="T10">c. FlowerSeed(int = 10, int = 18);</text:span></text:p>
      <text:p text:style-name="P5"><text:span text:style-name="T11"><text:tab/>d. FlowerSeed(int, double);<text:tab/></text:span><text:span text:style-name="T13">(I argue that both are valid since both have unique method signatures)</text:span></text:p>
      <text:p text:style-name="P4"><text:span text:style-name="T8">15. When an object goes out of scope, a(n) ___________ is called automatically.</text:span></text:p>
      <text:p text:style-name="P4"><text:span text:style-name="T8"><text:tab/></text:span><text:span text:style-name="T9">a. destruc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6:35:16.744178426</meta:creation-date>
    <dc:date>2020-06-16T18:06:37.817604384</dc:date>
    <meta:editing-duration>PT9M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90" meta:word-count="876" meta:character-count="5091" meta:non-whitespace-character-count="4275"/>
  </office:meta>
</office:document-meta>
</file>